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14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708cm" fo:min-width="0.408cm" draw:shadow="hidden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0.14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style:font-name="Times New Roman" fo:font-weight="normal" style:font-weight-asian="normal" style:font-weight-complex="normal"/>
    </style:style>
    <style:style style:name="P6" style:family="paragraph">
      <loext:graphic-properties draw:fill-color="#808080"/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48cm" svg:y1="6.955cm" svg:x2="10.719cm" svg:y2="3.045cm">
          <text:p/>
        </draw:line>
        <draw:custom-shape draw:style-name="gr2" draw:text-style-name="P2" draw:layer="layout" svg:width="0.577cm" svg:height="0.553cm" svg:x="1.716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77cm" svg:height="0.553cm" svg:x="12.723cm" svg:y="1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59cm" svg:height="0.962cm" svg:x="2.246cm" svg:y="6.922cm">
          <draw:text-box>
            <text:p><text:span text:style-name="T1">A</text:span></text:p>
          </draw:text-box>
        </draw:frame>
        <draw:frame draw:style-name="gr3" draw:text-style-name="P3" draw:layer="layout" svg:width="0.959cm" svg:height="0.962cm" svg:x="13.001cm" svg:y="1.985cm">
          <draw:text-box>
            <text:p><text:span text:style-name="T1">B</text:span></text:p>
          </draw:text-box>
        </draw:frame>
        <draw:frame draw:style-name="gr3" draw:text-style-name="P3" draw:layer="layout" svg:width="0.959cm" svg:height="0.962cm" svg:x="11.047cm" svg:y="2.914cm">
          <draw:text-box>
            <text:p><text:span text:style-name="T1">C</text:span></text:p>
          </draw:text-box>
        </draw:frame>
        <draw:measure draw:style-name="gr4" draw:text-style-name="P4" draw:layer="measurelines" svg:x1="11.002cm" svg:y1="2.958cm" svg:x2="12.991cm" svg:y2="2.003cm">
          <text:p/>
        </draw:measure>
        <draw:path draw:style-name="gr5" draw:text-style-name="P5" draw:layer="layout" svg:width="0.376cm" svg:height="0.43cm" draw:transform="rotate (0.456752665246916) translate (11.1330005069797cm 1.33617505891171cm)" svg:viewBox="0 0 377 431" svg:d="M0 431c63-144 126-287 189-431 3 0 7 0 10 0 59 144 119 287 178 431-126 0-251 0-377 0zM303 405c-42-104-84-207-126-310-45 103-90 206-135 310 87 0 174 0 261 0z">
          <text:p/>
        </draw:path>
        <draw:line draw:style-name="gr6" draw:text-style-name="P1" draw:layer="layout" svg:x1="10.99cm" svg:y1="2.941cm" svg:x2="12.991cm" svg:y2="1.985cm">
          <text:p/>
        </draw:line>
        <draw:custom-shape draw:style-name="gr7" draw:text-style-name="P6" draw:layer="layout" svg:width="0.577cm" svg:height="0.553cm" svg:x="10.716cm" svg:y="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7-11T17:05:37.381100577</meta:creation-date>
    <dc:date>2017-07-11T18:23:22.141590525</dc:date>
    <dc:creator>Sergey Budaev</dc:creator>
    <meta:editing-duration>PT11M35S</meta:editing-duration>
    <meta:editing-cycles>3</meta:editing-cycles>
    <meta:generator>LibreOffice/5.1.6.2$Linux_x86 LibreOffice_project/07ac168c60a517dba0f0d7bc7540f5afa45f0909</meta:generator>
    <meta:document-statistic meta:object-count="10"/>
  </office:meta>
</office:document-meta>
</file>